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75.09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Accent" style:base-cell-address="'1997.tmi'.A1"/>
    </style:style>
  </office:automatic-styles>
  <office:body>
    <office:spreadsheet>
      <table:calculation-settings table:automatic-find-labels="false" table:use-regular-expressions="false" table:use-wildcards="true"/>
      <table:table table:name="1997.tmi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 you have it, flaunt it: using full ontological knowledge for word sense disambiguation</text:p>
          </table:table-cell>
          <table:table-cell office:value-type="string" calcext:value-type="string">
            <text:p>Kavi Mahesh and Sergei Nirenburg and Stephen Beale</text:p>
          </table:table-cell>
          <table:table-cell office:value-type="string" calcext:value-type="string">
            <text:p>http://www.mt-archive.info/90/TMI-1997-Mahesh-1.pd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ing of proper nouns and use of estimated subject area for web page translation</text:p>
          </table:table-cell>
          <table:table-cell office:value-type="string" calcext:value-type="string">
            <text:p>Yumiko Yoshimura and Satoshi Kinoshita and Miwako Shimazu</text:p>
          </table:table-cell>
          <table:table-cell office:value-type="string" calcext:value-type="string">
            <text:p>http://www.mt-archive.info/90/TMI-1997-Yoshimura.pdf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oking back to 1952: the first MT conference</text:p>
          </table:table-cell>
          <table:table-cell office:value-type="string" calcext:value-type="string">
            <text:p>John Hutchins</text:p>
          </table:table-cell>
          <table:table-cell office:value-type="string" calcext:value-type="string">
            <text:p>http://www.mt-archive.info/90/TMI-1997-Hutchins.pdf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zing extra-grammatical phenomena in incremental English-Japanese machine translation</text:p>
          </table:table-cell>
          <table:table-cell office:value-type="string" calcext:value-type="string">
            <text:p>Shigeki Matsubara and Yasuyoshi Inagaki</text:p>
          </table:table-cell>
          <table:table-cell office:value-type="string" calcext:value-type="string">
            <text:p>http://www.mt-archive.info/90/TMI-1997-Matsubara.pdf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ating natural sentences by using shallow discourse information</text:p>
          </table:table-cell>
          <table:table-cell office:value-type="string" calcext:value-type="string">
            <text:p>Shiho Ogina and Tetsuya Nasukawa</text:p>
          </table:table-cell>
          <table:table-cell office:value-type="string" calcext:value-type="string">
            <text:p>http://www.mt-archive.info/90/TMI-1997-Ogino.pdf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at the paragraph level: improving English synthesis in SYSTRAN</text:p>
          </table:table-cell>
          <table:table-cell office:value-type="string" calcext:value-type="string">
            <text:p>Eduard Hovy and Laurie Gerber</text:p>
          </table:table-cell>
          <table:table-cell office:value-type="string" calcext:value-type="string">
            <text:p>http://www.mt-archive.info/90/TMI-1997-Hovy.pdf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oral expressions in Japanese-to-English machine translation</text:p>
          </table:table-cell>
          <table:table-cell office:value-type="string" calcext:value-type="string">
            <text:p>Francis Bond and Kentaro Ogura and Hajime Uchino</text:p>
          </table:table-cell>
          <table:table-cell office:value-type="string" calcext:value-type="string">
            <text:p>http://www.mt-archive.info/90/TMI-1997-Bond.pdf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ps toward accurate machine translation</text:p>
          </table:table-cell>
          <table:table-cell office:value-type="string" calcext:value-type="string">
            <text:p>Kanlaya Naruedomkul and Nick Cercone</text:p>
          </table:table-cell>
          <table:table-cell office:value-type="string" calcext:value-type="string">
            <text:p>http://www.mt-archive.info/90/TMI-1997-Naruedomkul.pdf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lexicalist approach to the translation of colloquial text</text:p>
          </table:table-cell>
          <table:table-cell office:value-type="string" calcext:value-type="string">
            <text:p>Fred Popowich and Davide Turcato and Olivier Laurens and Paul McFetridge and J.Devlan Nicholson and Patrick McGivern and Maricela Corzo-Pena and Lisa Pidruchney and Scott McDonald </text:p>
          </table:table-cell>
          <table:table-cell office:value-type="string" calcext:value-type="string">
            <text:p>http://www.mt-archive.info/90/TMI-1997-Popowich.pdf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 to solve the conflict of structure-preserving translation and fluent text production</text:p>
          </table:table-cell>
          <table:table-cell office:value-type="string" calcext:value-type="string">
            <text:p>Karin Harbusch</text:p>
          </table:table-cell>
          <table:table-cell office:value-type="string" calcext:value-type="string">
            <text:p>http://www.mt-archive.info/90/TMI-1997-Harbusch.pdf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lish adverb processing in Japanese-to-English machine translation</text:p>
          </table:table-cell>
          <table:table-cell office:value-type="string" calcext:value-type="string">
            <text:p>Kentaro Ogura and Satoshi Shirai and Francis Bond</text:p>
          </table:table-cell>
          <table:table-cell office:value-type="string" calcext:value-type="string">
            <text:p>http://www.mt-archive.info/90/TMI-1997-Ogura.pdf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guage control and machine translation</text:p>
          </table:table-cell>
          <table:table-cell office:value-type="string" calcext:value-type="string">
            <text:p>Anna Sågvall Hein</text:p>
          </table:table-cell>
          <table:table-cell office:value-type="string" calcext:value-type="string">
            <text:p>http://www.mt-archive.info/90/TMI-1997-Sagvall-Hein.pdf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ed dictionary extraction for “knowledge-free” example-based translation</text:p>
          </table:table-cell>
          <table:table-cell office:value-type="string" calcext:value-type="string">
            <text:p>Ralf D.Brown</text:p>
          </table:table-cell>
          <table:table-cell office:value-type="string" calcext:value-type="string">
            <text:p>http://www.mt-archive.info/90/TMI-1997-Brown.pdf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ptation guided retrieval: approaching EBMT with caution</text:p>
          </table:table-cell>
          <table:table-cell office:value-type="string" calcext:value-type="string">
            <text:p>Bróna Collins and Pádraig Cunningham</text:p>
          </table:table-cell>
          <table:table-cell office:value-type="string" calcext:value-type="string">
            <text:p>http://www.mt-archive.info/90/TMI-1997-Collins.pdf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pAlign: word alignment for bilingual corpora based on topical clusters of dictionary entries and translations</text:p>
          </table:table-cell>
          <table:table-cell office:value-type="string" calcext:value-type="string">
            <text:p>Mathis H. Chen and Jason S. Chang and Sue J. Ker and Jen-Nan Chen</text:p>
          </table:table-cell>
          <table:table-cell office:value-type="string" calcext:value-type="string">
            <text:p>http://www.mt-archive.info/90/TMI-1997-Chen.pdf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ror correcting parsing for text-to-text machine translation using finite state models</text:p>
          </table:table-cell>
          <table:table-cell office:value-type="string" calcext:value-type="string">
            <text:p>Juan C.Amengual and José M.Benedí and Francisco Casacuberta and Asunción Castaño and Antonio Castellanos and David Llorens and Andrés Marzal and Federico Prat and Enrique Vidal and Juan M.Vilar </text:p>
          </table:table-cell>
          <table:table-cell office:value-type="string" calcext:value-type="string">
            <text:p>http://www.mt-archive.info/90/TMI-1997-Amengual.pdf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rmining internal and external indices for chart generation</text:p>
          </table:table-cell>
          <table:table-cell office:value-type="string" calcext:value-type="string">
            <text:p>Arturo Trujillo</text:p>
          </table:table-cell>
          <table:table-cell office:value-type="string" calcext:value-type="string">
            <text:p>http://www.mt-archive.info/90/TMI-1997-Trujillo.pdf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d sense disambiguation: why statistics when we have these numbers?</text:p>
          </table:table-cell>
          <table:table-cell office:value-type="string" calcext:value-type="string">
            <text:p>Kavi Mahesh and Sergei Nirenburg and Stephen Beale and Evelyne Viegas and Victor Raskin and Boyan Onyshkevych</text:p>
          </table:table-cell>
          <table:table-cell office:value-type="string" calcext:value-type="string">
            <text:p>http://www.mt-archive.info/90/TMI-1997-Mahesh-2.pdf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using neural networks and finite-state models</text:p>
          </table:table-cell>
          <table:table-cell office:value-type="string" calcext:value-type="string">
            <text:p>M.Asunción Castaño and Francisco Casacuberta and Enrique Vidal</text:p>
          </table:table-cell>
          <table:table-cell office:value-type="string" calcext:value-type="string">
            <text:p>http://www.mt-archive.info/90/TMI-1997-Castano.pdf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left-to-right breadth-first algorithm for subcategorization frame selection of Japanese verbs</text:p>
          </table:table-cell>
          <table:table-cell office:value-type="string" calcext:value-type="string">
            <text:p>Kazunori Muraki and Shin’ichiro Kamei and Shinichi Doi</text:p>
          </table:table-cell>
          <table:table-cell office:value-type="string" calcext:value-type="string">
            <text:p>http://www.mt-archive.info/90/TMI-1997-Muraki.pdf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situation-based approach to spoken dialog translation between different social roles</text:p>
          </table:table-cell>
          <table:table-cell office:value-type="string" calcext:value-type="string">
            <text:p>Hideki Mima and Osamu Furuse and Hotoshi Iida</text:p>
          </table:table-cell>
          <table:table-cell office:value-type="string" calcext:value-type="string">
            <text:p>http://www.mt-archive.info/90/TMI-1997-Mima.pdf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iminating traces of spoken language production in automatic dialogue interpreting</text:p>
          </table:table-cell>
          <table:table-cell office:value-type="string" calcext:value-type="string">
            <text:p>Birte Schmitz</text:p>
          </table:table-cell>
          <table:table-cell office:value-type="string" calcext:value-type="string">
            <text:p>http://www.mt-archive.info/90/TMI-1997-Schmitz.pdf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yered charts for speech translation</text:p>
          </table:table-cell>
          <table:table-cell office:value-type="string" calcext:value-type="string">
            <text:p>Jan W.Amtrup</text:p>
          </table:table-cell>
          <table:table-cell office:value-type="string" calcext:value-type="string">
            <text:p>http://www.mt-archive.info/90/TMI-1997-Amtrup.pdf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c selection and ranking of translation candidates</text:p>
          </table:table-cell>
          <table:table-cell office:value-type="string" calcext:value-type="string">
            <text:p>Antonio Sanfilippo and Ralf Steinberger</text:p>
          </table:table-cell>
          <table:table-cell office:value-type="string" calcext:value-type="string">
            <text:p>http://www.mt-archive.info/90/TMI-1997-Sanfilippo.pdf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zing evaluation in networked machine translation</text:p>
          </table:table-cell>
          <table:table-cell office:value-type="string" calcext:value-type="string">
            <text:p>Jörg Schütz</text:p>
          </table:table-cell>
          <table:table-cell office:value-type="string" calcext:value-type="string">
            <text:p>http://www.mt-archive.info/90/TMI-1997-Schutz.pdf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matches and divergences: the continuum perspective</text:p>
          </table:table-cell>
          <table:table-cell office:value-type="string" calcext:value-type="string">
            <text:p>Evelyne Viegas</text:p>
          </table:table-cell>
          <table:table-cell office:value-type="string" calcext:value-type="string">
            <text:p>http://www.mt-archive.info/90/TMI-1997-Viegas.pdf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97.tmi'.A1:'1997.tmi'.AMJ1048576">
            <calcext:condition calcext:apply-style-name="Accent" calcext:value="=0" calcext:base-cell-address="'1997.tmi'.A1"/>
            <calcext:condition calcext:apply-style-name="Accent" calcext:value="duplicate" calcext:base-cell-address="'1997.tmi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0T11:28:27.918639290</dc:date>
    <meta:editing-duration>PT7M4S</meta:editing-duration>
    <meta:editing-cycles>2</meta:editing-cycles>
    <meta:generator>LibreOffice/6.0.7.3$Linux_X86_64 LibreOffice_project/00m0$Build-3</meta:generator>
    <meta:document-statistic meta:table-count="1" meta:cell-count="111" meta:object-count="0"/>
  </office:meta>
</office:document-meta>
</file>